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e89" officeooo:paragraph-rsid="00100e89"/>
    </style:style>
    <style:style style:name="P2" style:family="paragraph" style:parent-style-name="Standard">
      <style:text-properties fo:font-size="16pt" officeooo:rsid="00100e89" officeooo:paragraph-rsid="00100e89" style:font-size-asian="16pt" style:font-size-complex="16pt"/>
    </style:style>
    <style:style style:name="P3" style:family="paragraph" style:parent-style-name="Standard">
      <style:text-properties fo:font-size="14pt" officeooo:rsid="00100e89" officeooo:paragraph-rsid="00100e89" style:font-size-asian="14pt" style:font-size-complex="14pt"/>
    </style:style>
    <style:style style:name="P4" style:family="paragraph" style:parent-style-name="Standard">
      <style:text-properties fo:font-size="14pt" officeooo:rsid="00100e89" officeooo:paragraph-rsid="00100e89" style:font-size-asian="12.25pt" style:font-size-complex="14pt"/>
    </style:style>
    <style:style style:name="P5" style:family="paragraph" style:parent-style-name="Standard">
      <style:text-properties fo:font-size="14pt" officeooo:rsid="0010da3b" officeooo:paragraph-rsid="0010da3b" style:font-size-asian="12.25pt" style:font-size-complex="14pt"/>
    </style:style>
    <style:style style:name="T1" style:family="text">
      <style:text-properties officeooo:rsid="0010da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D Grafo</text:p>
      <text:p text:style-name="P1"/>
      <text:p text:style-name="P3">Datos Minimos:</text:p>
      <text:p text:style-name="P1"/>
      <text:p text:style-name="P1">- vertices, representa el contenedor con todos Vertices dentro del Grafo.</text:p>
      <text:p text:style-name="P1"/>
      <text:p text:style-name="P3">Operaciones:</text:p>
      <text:p text:style-name="P1"/>
      <text:p text:style-name="P1">- darVertices( ), retorna el contenedor de vertices.</text:p>
      <text:p text:style-name="P1">- darOrden( ), retorna el orden actual del Grafo.</text:p>
      <text:p text:style-name="P1">- buscarVertice( idVertice ), busca y retorna el Vertice identificado por el id entregado.</text:p>
      <text:p text:style-name="P1">- agregarVertice( infoVertice ), agrega un nuevo Vertice con su respectiva informacion al grafo.</text:p>
      <text:p text:style-name="P1">- eliminarVertice( idVertice ), elimina al Vertice identificado por el id entregado.</text:p>
      <text:p text:style-name="P1">- agregarArista( idOrigen, idDestino ), agrega una nueva Arista que une a los Vertices identificados con los ids entregados.</text:p>
      <text:p text:style-name="P1">- eliminarArista( idOrigen, idDestino), elimina la Arista que une los Vertices identificados con los ids entregados.</text:p>
      <text:p text:style-name="P1"/>
      <text:p text:style-name="P2">TAD Vertice</text:p>
      <text:p text:style-name="P1"/>
      <text:p text:style-name="P3">Datos Minimos:</text:p>
      <text:p text:style-name="P1"/>
      <text:p text:style-name="P1">- <text:span text:style-name="T1">id, representa el identificador del Vertice.</text:span></text:p>
      <text:p text:style-name="P1">- <text:span text:style-name="T1">info, representa la informacion actual del Vertice.</text:span></text:p>
      <text:p text:style-name="P1">- <text:span text:style-name="T1">predecesores, representa el contenedor de Aristas que conectan con los Vertices los cuales este Vertice es el destino.</text:span></text:p>
      <text:p text:style-name="P1">- <text:span text:style-name="T1">sucesores, representa el contenedor de Aristas que conectan con los Vertices los cuales este Vertice es el origen.</text:span></text:p>
      <text:p text:style-name="P1">- <text:span text:style-name="T1">marca, representa el estado actual del Vertice.</text:span></text:p>
      <text:p text:style-name="P1"/>
      <text:p text:style-name="P5">Operaciones:</text:p>
      <text:p text:style-name="P1"/>
      <text:p text:style-name="P1">- <text:span text:style-name="T1">marcar( ), cambia el estado actual del Vertice a verdadero.</text:span></text:p>
      <text:p text:style-name="P1">- <text:span text:style-name="T1">desmarcar( ), cambia el estado actual del Vertice a falso.</text:span></text:p>
      <text:p text:style-name="P1">- <text:span text:style-name="T1">agregarArista( ), agrega una nueva Arista al contenedor de sucesores.</text:span></text:p>
      <text:p text:style-name="P1">- <text:span text:style-name="T1">agregarAristaPredecesor( ), agrega un nueva Arista al contenedor de predecesores.</text:span></text:p>
      <text:p text:style-name="P1">- <text:span text:style-name="T1">eliminarArista( idDestino ), elimina la Arista cuyo destino es el Vertice identificado por el id entregado.</text:span></text:p>
      <text:p text:style-name="P1">- <text:span text:style-name="T1">eliminarAristaPredecesor( idOrigen ), elimina la Arista cuyo origen es el Vertice identificado por el id entregado.</text:span></text:p>
      <text:p text:style-name="P1"/>
      <text:p text:style-name="P1"/>
      <text:p text:style-name="P2">TAD Arista</text:p>
      <text:p text:style-name="P1"/>
      <text:p text:style-name="P4">Datos Minimos:</text:p>
      <text:p text:style-name="P1"/>
      <text:p text:style-name="P1">- origen, reprensta al Vertice de origen.</text:p>
      <text:p text:style-name="P1"><text:soft-page-break/>- destino, representa al Vertice de destino.</text:p>
      <text:p text:style-name="P1">- peso, representa el peso actual de la Arista.</text:p>
      <text:p text:style-name="P1"/>
      <text:p text:style-name="P4">Operaciones:</text:p>
      <text:p text:style-name="P1"/>
      <text:p text:style-name="P1">- darOrigen( ), retorna el Vertice de origen.</text:p>
      <text:p text:style-name="P1">- darDestino( ), retorna el Vertice de destino.</text:p>
      <text:p text:style-name="P1">- darPeso( ), retorna el peso actual de la Ar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draklin </meta:initial-creator>
    <meta:creation-date>2015-10-22T21:09:50.604123089</meta:creation-date>
    <dc:date>2015-10-22T23:44:48.268642613</dc:date>
    <dc:creator>mcdraklin </dc:creator>
    <meta:editing-duration>PT12M3S</meta:editing-duration>
    <meta:editing-cycles>1</meta:editing-cycles>
    <meta:document-statistic meta:table-count="0" meta:image-count="0" meta:object-count="0" meta:page-count="2" meta:paragraph-count="34" meta:word-count="306" meta:character-count="1951" meta:non-whitespace-character-count="1679"/>
    <meta:generator>LibreOffice/4.2.8.2$Linux_X86_64 LibreOffice_project/420m0$Build-2</meta:generator>
  </office:meta>
</office:document-meta>
</file>